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margin-left="0cm" fo:margin-right="0cm" fo:margin-top="0cm" fo:margin-bottom="0.423cm" loext:contextual-spacing="false" style:line-height-at-least="0.661cm" fo:widows="1" fo:text-indent="0cm" style:auto-text-indent="false"/>
    </style:style>
    <style:style style:name="P2" style:family="paragraph" style:parent-style-name="Text_20_body">
      <style:paragraph-properties fo:margin-left="0cm" fo:margin-right="0cm" fo:margin-top="0cm" fo:margin-bottom="0.423cm" loext:contextual-spacing="false" style:line-height-at-least="0.661cm" fo:widows="1" fo:text-indent="0cm" style:auto-text-indent="false"/>
      <style:text-properties fo:font-variant="normal" fo:text-transform="none" fo:color="#333333" style:font-name="Helvetica Neue" fo:font-size="12pt" fo:letter-spacing="normal" fo:font-style="normal" fo:font-weight="normal"/>
    </style:style>
    <style:style style:name="P3" style:family="paragraph" style:parent-style-name="Text_20_body">
      <style:paragraph-properties fo:margin-left="0cm" fo:margin-right="0cm" fo:margin-top="0cm" fo:margin-bottom="0cm" loext:contextual-spacing="false" style:line-height-at-least="0.661cm" fo:widows="1" fo:text-indent="0cm" style:auto-text-indent="false"/>
      <style:text-properties fo:font-variant="normal" fo:text-transform="none" fo:color="#333333" style:font-name="Helvetica Neue" fo:font-size="12pt" fo:letter-spacing="normal" fo:font-style="normal" fo:font-weight="normal"/>
    </style:style>
    <style:style style:name="P4" style:family="paragraph" style:parent-style-name="Text_20_body" style:list-style-name="L1">
      <style:paragraph-properties fo:margin-top="0cm" fo:margin-bottom="0.423cm" loext:contextual-spacing="false" style:line-height-at-least="0.661cm" fo:widows="1"/>
      <style:text-properties fo:font-variant="normal" fo:text-transform="none" fo:color="#333333" style:font-name="Helvetica Neue" fo:font-size="12pt" fo:letter-spacing="normal" fo:font-style="normal" fo:font-weight="normal"/>
    </style:style>
    <style:style style:name="P5" style:family="paragraph" style:parent-style-name="Text_20_body" style:list-style-name="L2">
      <style:paragraph-properties fo:margin-top="0cm" fo:margin-bottom="0.423cm" loext:contextual-spacing="false" style:line-height-at-least="0.661cm" fo:widows="1"/>
      <style:text-properties fo:font-variant="normal" fo:text-transform="none" fo:color="#333333" style:font-name="Helvetica Neue" fo:font-size="12pt" fo:letter-spacing="normal" fo:font-style="normal" fo:font-weight="normal"/>
    </style:style>
    <style:style style:name="P6" style:family="paragraph" style:parent-style-name="Text_20_body" style:list-style-name="L3">
      <style:paragraph-properties fo:margin-top="0cm" fo:margin-bottom="0.423cm" loext:contextual-spacing="false" style:line-height-at-least="0.661cm" fo:widows="1"/>
      <style:text-properties fo:font-variant="normal" fo:text-transform="none" fo:color="#333333" style:font-name="Helvetica Neue" fo:font-size="12pt" fo:letter-spacing="normal" fo:font-style="normal" fo:font-weight="normal"/>
    </style:style>
    <style:style style:name="P7" style:family="paragraph" style:parent-style-name="Text_20_body" style:list-style-name="L4">
      <style:paragraph-properties fo:margin-top="0cm" fo:margin-bottom="0.423cm" loext:contextual-spacing="false" style:line-height-at-least="0.661cm" fo:widows="1"/>
      <style:text-properties fo:font-variant="normal" fo:text-transform="none" fo:color="#333333" style:font-name="Helvetica Neue" fo:font-size="12pt" fo:letter-spacing="normal" fo:font-style="normal" fo:font-weight="normal"/>
    </style:style>
    <style:style style:name="P8" style:family="paragraph" style:parent-style-name="Heading_20_1">
      <style:text-properties fo:font-variant="normal" fo:text-transform="none" fo:color="#333333" style:font-name="Helvetica Neue" fo:letter-spacing="normal" fo:font-style="normal" fo:font-weight="bold"/>
    </style:style>
    <style:style style:name="P9" style:family="paragraph" style:parent-style-name="Heading_20_2">
      <style:paragraph-properties fo:margin-left="0cm" fo:margin-right="0cm" fo:margin-top="0cm" fo:margin-bottom="0.423cm" loext:contextual-spacing="false" fo:line-height="122%" fo:widows="1" fo:text-indent="0cm" style:auto-text-indent="false" fo:padding="0cm" fo:border="none"/>
      <style:text-properties fo:font-variant="normal" fo:text-transform="none" fo:color="#333333" style:font-name="Helvetica Neue" fo:letter-spacing="normal" fo:font-style="normal" fo:font-weight="bold"/>
    </style:style>
    <style:style style:name="P10" style:family="paragraph" style:parent-style-name="Heading_20_3">
      <style:paragraph-properties fo:margin-left="0cm" fo:margin-right="0cm" fo:margin-top="0cm" fo:margin-bottom="0.423cm" loext:contextual-spacing="false" fo:line-height="143%" fo:widows="1" fo:text-indent="0cm" style:auto-text-indent="false"/>
      <style:text-properties fo:font-variant="normal" fo:text-transform="none" fo:color="#333333" style:font-name="Helvetica Neue" fo:letter-spacing="normal" fo:font-style="normal" fo:font-weight="bold"/>
    </style:style>
    <style:style style:name="T1" style:family="text">
      <style:text-properties fo:font-variant="normal" fo:text-transform="none" fo:color="#333333" style:font-name="Helvetica Neue" fo:font-size="12pt" fo:letter-spacing="normal" fo:font-style="normal" fo:font-weight="normal"/>
    </style:style>
    <style:style style:name="T2" style:family="text">
      <style:text-properties fo:font-variant="normal" fo:text-transform="none" fo:color="#333333" style:font-name="Helvetica Neue" fo:font-size="12pt" fo:letter-spacing="normal" fo:font-style="normal" fo:font-weight="bold"/>
    </style:style>
    <style:style style:name="T3" style:family="text">
      <style:text-properties fo:font-variant="normal" fo:text-transform="none" fo:color="#4078c0" style:text-line-through-style="none" style:text-line-through-type="none" style:font-name="Helvetica Neue" fo:font-size="12pt" fo:letter-spacing="normal" fo:font-style="normal" style:text-underline-style="none" fo:font-weight="normal" style:text-blinking="false" fo:background-color="transparent" loext:char-shading-value="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How to Structure and Write an Engineering Report</text:h>
      <text:p text:style-name="P1"><text:span text:style-name="T1">Report writing is about communication. Hopefully, these hints and tips will provide a scaffold for successful communication between you as the writer and the reader. Follow a standard layout - a reader can then concentrate on the message rather than worrying about the flow of the report. Use a standard format - clear presentation and less time thinking about what style to use. A consistent and common style makes the document easier for the audience to read. Many standard formatting schemes exist from Word templates to LaTeX style sheets, which will assist the writing. You can also find a template for ENGR101 reports </text:span><text:a xlink:type="simple" xlink:href="https://github.com/kaiwhata/ENGR101-2016/wiki/ENGR101-2016/ENGR101_2016_AVCReportTemplate.docx" text:style-name="Internet_20_link" text:visited-style-name="Visited_20_Internet_20_Link"><text:span text:style-name="T3">here</text:span></text:a><text:span text:style-name="T1">.</text:span></text:p>
      <text:h text:style-name="P9" text:outline-level="2"><text:bookmark text:name="user-content-format-and-structure"/>Format and Structure</text:h>
      <text:p text:style-name="P2">A standard sequence of sections is as follows:</text:p>
      <text:list xml:id="list8642568662790230549" text:style-name="L1">
        <text:list-item>
          <text:p text:style-name="P4">Title Page</text:p>
        </text:list-item>
        <text:list-item>
          <text:p text:style-name="P4">Abstract</text:p>
        </text:list-item>
        <text:list-item>
          <text:p text:style-name="P4">Introduction</text:p>
        </text:list-item>
        <text:list-item>
          <text:p text:style-name="P4">Background</text:p>
        </text:list-item>
        <text:list-item>
          <text:p text:style-name="P4">Method</text:p>
        </text:list-item>
        <text:list-item>
          <text:p text:style-name="P4">Results</text:p>
        </text:list-item>
        <text:list-item>
          <text:p text:style-name="P4">Discussion</text:p>
        </text:list-item>
        <text:list-item>
          <text:p text:style-name="P4">Conclusions</text:p>
        </text:list-item>
        <text:list-item>
          <text:p text:style-name="P4">future work</text:p>
        </text:list-item>
        <text:list-item>
          <text:p text:style-name="P4">acknowledgements</text:p>
        </text:list-item>
        <text:list-item>
          <text:p text:style-name="P4">References</text:p>
        </text:list-item>
        <text:list-item>
          <text:p text:style-name="P4">appendices</text:p>
        </text:list-item>
      </text:list>
      <text:p text:style-name="P1"><text:soft-page-break/><text:span text:style-name="Strong_20_Emphasis"><text:span text:style-name="T2">Note:</text:span></text:span><text:span text:style-name="T1"> sections without capitals, i.e. future work, acknowledgements, appendices, may not be applicable to all reports.</text:span></text:p>
      <text:p text:style-name="P2">Each of these sections will be explored in detail below.</text:p>
      <text:h text:style-name="P9" text:outline-level="2"><text:bookmark text:name="user-content-suggested-writing-order"/>Suggested Writing Order</text:h>
      <text:p text:style-name="P2">The order best suited to writing is not often that the order of reading. Considering that the work and its findings are the most important element: Firstly consider :- what are the main findings that need communicating? Then consider a thread that supports this position. Then start writing the results &amp; findings. This leads on to clear conclusions, with any doubts or arguments (for and against) placed in a discussion. This is all supported by the methods, back- ground and finally the introduction. The important points in each section are then lifted out to form the abstract.</text:p>
      <text:list xml:id="list2224002118559170000" text:style-name="L2">
        <text:list-item>
          <text:p text:style-name="P5">Identify important results. (i.e. identify the/a main finding that needs communication)</text:p>
        </text:list-item>
        <text:list-item>
          <text:p text:style-name="P5">Present and discuss the results relevant to that finding.</text:p>
        </text:list-item>
        <text:list-item>
          <text:p text:style-name="P5">Make some summary conclusions about that finding.</text:p>
        </text:list-item>
        <text:list-item>
          <text:p text:style-name="P5">Describe the detailed methods used to obtain the results.</text:p>
        </text:list-item>
        <text:list-item>
          <text:p text:style-name="P5">Provide background references to support the assumptions in the discussion.</text:p>
        </text:list-item>
        <text:list-item>
          <text:p text:style-name="P5">Set the scope of the original investigation in the introduction.</text:p>
        </text:list-item>
        <text:list-item>
          <text:p text:style-name="P5">Summarise the report in the abstract.</text:p>
        </text:list-item>
      </text:list>
      <text:h text:style-name="P9" text:outline-level="2"><text:bookmark text:name="user-content-guidelines-for-what-each-section-should-include"/>Guidelines for what each section should include</text:h>
      <text:h text:style-name="P10" text:outline-level="3"><text:bookmark text:name="user-content-title-page"/>Title page</text:h>
      <text:p text:style-name="P2">Identifies the report to the reader. Title, name, student number, course code, lecturer, assignment number/description and date (including year) should be included.</text:p>
      <text:h text:style-name="P10" text:outline-level="3"><text:bookmark text:name="user-content-abstract"/><text:soft-page-break/>Abstract</text:h>
      <text:p text:style-name="P1"><text:span text:style-name="T1">Abstracts out all of the report. Scope, motivation, succinct method if vital, results, meaning of the results, conclusions and benefits. It is highly unusual to include equations and exceptionally rare to include figures and references. It is not a summary or a synopsis. A summary says what was done. An abstract says why it was done and what was important about it. </text:span><text:span text:style-name="Strong_20_Emphasis"><text:span text:style-name="T2">Hint:</text:span></text:span><text:span text:style-name="T1"> throughout the report concentrate on the why, not the what. Demonstrate insight and mastery of the subject rather than repeat the story of what happened.</text:span></text:p>
      <text:h text:style-name="P10" text:outline-level="3"><text:bookmark text:name="user-content-introduction"/>Introduction</text:h>
      <text:p text:style-name="P2">Think of the introduction as a funnel. Go from a broad scope to the focus of the work. This assists in leading the reader to a clear picture of the work. The introduction can be also a standard sequence of sub-sections:</text:p>
      <text:list xml:id="list4504492575512946934" text:style-name="L3">
        <text:list-item>
          <text:p text:style-name="P6">Scope - what is and what is not being included in the study.</text:p>
        </text:list-item>
        <text:list-item>
          <text:p text:style-name="P6">Motivation - problem to be solved, subject to be investigated, missing piece of theory and so forth. Not the laboratory, told to do it, gain a degree...</text:p>
        </text:list-item>
        <text:list-item>
          <text:p text:style-name="P6">Aim - higher level of what is to be achieved</text:p>
        </text:list-item>
        <text:list-item>
          <text:p text:style-name="P6">Objective - SMART outcomes that build together to meet the aim (Specific, Measurable, Attainable, Relevant and Timely)</text:p>
        </text:list-item>
        <text:list-item>
          <text:p text:style-name="P6">Anticipated Benefits - include if not covered by motivation.</text:p>
        </text:list-item>
      </text:list>
      <text:p text:style-name="P1"><text:span text:style-name="Strong_20_Emphasis"><text:span text:style-name="T2">Hint:</text:span></text:span><text:span text:style-name="T1"> concentrate on the work itself, not the infrastructure. The readers are interested in the work, rather than the fact it was an assignment during a degree.</text:span></text:p>
      <text:h text:style-name="P10" text:outline-level="3"><text:bookmark text:name="user-content-background"/>Background</text:h>
      <text:p text:style-name="P2">This places your work in the context of previous related work. There is no need to show off the breadth and depth of your literature research if it is not relevant (unless you wish to specifically say why a standard approach is not relevant here). It can also provide instruction on the subjects that the reader needs to know in order to understand the current work. It can give contrast and alternatives to the approach being adopted, either highlighting similarities or explaining differences. It only covers the area of work associated with the <text:soft-page-break/>results, discussion and conclusion - it does not have to include the whole field!</text:p>
      <text:h text:style-name="P10" text:outline-level="3"><text:bookmark text:name="user-content-method"/>Method</text:h>
      <text:p text:style-name="P2">The work must be reproducible. The method section should provide sufficient detail of the work for independent researchers to verify the results. All presumptions and assumptions need to be stated. Clear diagrams, pseudocode, details of datasets, equipment and so forth are often included.</text:p>
      <text:h text:style-name="P10" text:outline-level="3"><text:bookmark text:name="user-content-results"/>Results</text:h>
      <text:p text:style-name="P1"><text:span text:style-name="T1">This is sometimes 'Results and Discussion' when the initial results motivate further experiments. However, it is good practice to write discussions separately as this is the section way you can really demonstrate your A+ abilities. This section presents the evidence for the position that was created by the work. The 'position' that you take on the work is critical, i.e. what did the work show? For example, </text:span><text:span text:style-name="Emphasis"><text:span text:style-name="T1">simulated and theoretical modelling techniques show good agreement and both contribute to the design of controllers</text:span></text:span><text:span text:style-name="T1">. Described the important details of what occurred.</text:span></text:p>
      <text:p text:style-name="P1"><text:span text:style-name="T1">Tables are useful for summary and comparison, whilst figures display relevant trends. If comparing technique A with B, then please use mathematical significance testing, e.g. Students T-Test, to show that the results were not a fluke. </text:span><text:span text:style-name="Strong_20_Emphasis"><text:span text:style-name="T2">Hint:</text:span></text:span><text:span text:style-name="T1"> Challenge students will now be typing 'Students T-Test' into wikipedia and then following up the links</text:span></text:p>
      <text:p text:style-name="P1"><text:span text:style-name="T1">Think about what you want to show. If comparing simulated/theoretical results with real life/empirical results, then plot the trends on the same axis. </text:span><text:span text:style-name="Strong_20_Emphasis"><text:span text:style-name="T2">Hint:</text:span></text:span><text:span text:style-name="T1"> label, units, keys, captions, figure/table number, citation in text - are all necessary. Identify any anomalous results, both supporting or contradictory to your position, stating why they are interesting. Results are a statement of fact, which includes identifying any uncertainty. Consider the difference between accuracy and precision when presenting the results.</text:span></text:p>
      <text:h text:style-name="P10" text:outline-level="3"><text:bookmark text:name="user-content-discussion"/>Discussion</text:h>
      <text:p text:style-name="P2">This is the intellectual argument of the work. Here is where you explore the position taken based on the results and the background information from past studies. Alternatives and uncertainty are described, but where possible a single position should be taken, which can include the null result (there was no improvement due to the novel technique compared with the existing <text:soft-page-break/>technique).</text:p>
      <text:p text:style-name="P2">It has similarities to a debate where both sides of the argument of presented, e.g. why might the position taken be incorrect? It is the best place to demonstrate understanding, mastery and insight into the subject.</text:p>
      <text:h text:style-name="P10" text:outline-level="3"><text:bookmark text:name="user-content-conclusion"/>Conclusion</text:h>
      <text:p text:style-name="P2">(generally not discussion and conclusion unless a very short report) The statement of the position the work takes. What was found, Why it is important and its meaning. Benefits may also be included.</text:p>
      <text:p text:style-name="P2">It is not:</text:p>
      <text:list xml:id="list3246762290464481658" text:style-name="L4">
        <text:list-item>
          <text:p text:style-name="P7">A pure summary, e.g. we did this and then that and this. An argument (this was the discussion) although it can be stated that the results were inconclusive.</text:p>
        </text:list-item>
        <text:list-item>
          <text:p text:style-name="P7">A place for new information</text:p>
        </text:list-item>
        <text:list-item>
          <text:p text:style-name="P7">Self Reflection (e.g. "I learned how to use Matlab and really enjoyed it..."), which may belong in an appendix,but much better on a blog.</text:p>
        </text:list-item>
      </text:list>
      <text:h text:style-name="P10" text:outline-level="3"><text:bookmark text:name="user-content-future-work"/>Future work</text:h>
      <text:p text:style-name="P2">(not always necessary) This is not a place for what should have been done already, but ran out of time. Instead, it identies interesting follow on work. Either - breadth more comparison or experiments, depth more analysis or preferably opportunities (how does this work provide a platform for the research community).</text:p>
      <text:h text:style-name="P10" text:outline-level="3"><text:bookmark text:name="user-content-references"/>References</text:h>
      <text:p text:style-name="P2">Even a short laboratory report should have references! No work is completely devoid of context or past work in the field and this must be referenced. Journal papers are preferable as these have been thoroughly peer reviewed - then conference papers and books - finally, lecture notes and Internet resources are the last resort and should be only a small percentage of the references presented.</text:p>
      <text:p text:style-name="P1"><text:span text:style-name="T1">There are many standard formats of reference. Please use APA style referencing unless specifically told otherwise. There are introductions to APA </text:span><text:soft-page-break/><text:span text:style-name="T1">style referencing </text:span><text:a xlink:type="simple" xlink:href="http://libguides.victoria.ac.nz/c.php?g=191240&amp;%0Ap=1263543" text:style-name="Internet_20_link" text:visited-style-name="Visited_20_Internet_20_Link"><text:span text:style-name="T3">here</text:span></text:a></text:p>
      <text:h text:style-name="P10" text:outline-level="3"><text:bookmark text:name="user-content-appendices"/>Appendices</text:h>
      <text:p text:style-name="P1"><text:span text:style-name="T1">Repository for additional and supporting work that is not central to the argument or positions taken. For example, tables of values that are summarised in a graph in the main sections. Details of experimental setup where an overview is given in the method section. Data sheets of important components. Self-reflection </text:span><text:span text:style-name="Strong_20_Emphasis"><text:span text:style-name="T2">Hint:</text:span></text:span><text:span text:style-name="T1">it is good to take a step back from any task and analyse your interaction with it. This is known as </text:span><text:span text:style-name="Strong_20_Emphasis"><text:span text:style-name="T2">metacognition</text:span></text:span><text:span text:style-name="T1"> (literally thinking about thinking) and it helps you identify what you learned and how you could improve for the next similar task. However, this belongs in a blog rather than an academic report as it is not central to the work. Some academics like self reflection as it helps them adapt the set work next year, so please check individual requirements. If you are unsure, then it is highly unlikely that any academic would mark down a student for having self reflection in an appendix, but you may be mark down for having self reflection in a conclusion.</text:span></text:p>
      <text:h text:style-name="P9" text:outline-level="2"><text:bookmark text:name="user-content-additional-tips-and-hints"/>Additional Tips and Hints</text:h>
      <text:p text:style-name="P2">Tip 1. Imagine a prospective employer will read this work - the report will reflect your professionalism. Care is needed with layout, content and proofreading. It also creates a good vibe about the content.</text:p>
      <text:p text:style-name="P2">Tip 2. An engineering report is about the work - not the assignment, not the laboratory, not the report itself... The report is on the work itself, the findings, what it all means and why it is important. The report should not be about the intangible infrastructure around it, e.g. it is not about the laboratory class or assignment or student or the document. All of these led to the important consideration that is the work, e.g. determining the effectiveness of a particular robot design's ability to navigate a specific maze.</text:p>
      <text:p text:style-name="P2">Tip 3. Write - start writing and keep writing. Whether you enjoy or hate the task of writing, a very good place to start is just by writing without the fear of failure. Keep doing it whilst absorbing lots of different advice is the best way in which to improve. Balance the need to go back and revise/iterate, with the need to get your thoughts down on paper. Polishing each sentence/word as it is written is too time-consuming, whilst no revision leads to the submission of unclear, error-prone work, so a balance between the two extremes is needed. <text:soft-page-break/>Tend towards simply writing thoughts down until the contents of whole document is complete in draft.</text:p>
      <text:p text:style-name="P1"><text:span text:style-name="Strong_20_Emphasis"><text:span text:style-name="T2">Hint:</text:span></text:span><text:span text:style-name="T1"> do not use first person in your writing, i.e. 'I' or ' the author'. Increasingly, it is becoming acceptable to use 'we', but I would recommend it is recommended to practise writing without the use of even this 'second person'. Thus, a sentence such as 'I thought the experiments were good as the results were as intended' becomes 'it was considered that the experimental results supported the position taken on the effectiveness of PID controllers in industry as an initially unstable system was stabilised'. Academic English is very formal as it seeks to avoid ambiguities.</text:span></text:p>
      <text:h text:style-name="P9" text:outline-level="2"><text:bookmark text:name="user-content-summary"/>Summary</text:h>
      <text:p text:style-name="P3">The ease of communication successfully for both the writer and reader is important. These guidelines seek to help a writer to achieve this goal, but they are not perfect, omniscient or the only method of report writing. Please use this and alternative guides to help scaffold the writing proc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1:09:28.767323346</meta:creation-date>
    <dc:date>2016-05-10T11:10:10.064382724</dc:date>
    <meta:editing-duration>PT41S</meta:editing-duration>
    <meta:editing-cycles>1</meta:editing-cycles>
    <meta:document-statistic meta:table-count="0" meta:image-count="0" meta:object-count="0" meta:page-count="7" meta:paragraph-count="71" meta:word-count="1883" meta:character-count="11409" meta:non-whitespace-character-count="9624"/>
    <meta:generator>LibreOffice/5.1.0.3$Linux_X86_64 LibreOffice_project/5e3e00a007d9b3b6efb6797a8b8e57b51ab1f737</meta:generator>
  </office:meta>
</office:document-meta>
</file>